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9" style:family="paragraph" style:parent-style-name="Text_20_body">
      <style:text-properties officeooo:paragraph-rsid="000efca7"/>
    </style:style>
    <style:style style:name="P10" style:family="paragraph" style:parent-style-name="Text_20_body">
      <style:text-properties officeooo:rsid="000fd132" officeooo:paragraph-rsid="000fd132"/>
    </style:style>
    <style:style style:name="P11" style:family="paragraph" style:parent-style-name="Text_20_body">
      <style:text-properties officeooo:rsid="00112a32" officeooo:paragraph-rsid="00112a32"/>
    </style:style>
    <style:style style:name="P12" style:family="paragraph" style:parent-style-name="Text_20_body">
      <style:text-properties officeooo:rsid="0012cf20" officeooo:paragraph-rsid="0012cf20"/>
    </style:style>
    <style:style style:name="P13" style:family="paragraph" style:parent-style-name="Text_20_body">
      <style:text-properties officeooo:paragraph-rsid="0012cf20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7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1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9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22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23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24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5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6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Subtitle">
      <style:text-properties officeooo:rsid="0010924f" officeooo:paragraph-rsid="0005aa60"/>
    </style:style>
    <style:style style:name="P29" style:family="paragraph" style:parent-style-name="Title">
      <style:text-properties officeooo:rsid="0010924f" officeooo:paragraph-rsid="0005aa60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34" style:family="paragraph" style:parent-style-name="Text_20_body">
      <style:text-properties style:font-name="Ubuntu Mono" officeooo:rsid="000ead27"/>
    </style:style>
    <style:style style:name="P35" style:family="paragraph" style:parent-style-name="Text_20_body">
      <style:text-properties style:font-name="Ubuntu Mono" officeooo:rsid="000ead27" officeooo:paragraph-rsid="000efca7"/>
    </style:style>
    <style:style style:name="P36" style:family="paragraph" style:parent-style-name="Text_20_body">
      <style:text-properties style:font-name="Ubuntu Mono" officeooo:rsid="0012cf20" officeooo:paragraph-rsid="0012cf20"/>
    </style:style>
    <style:style style:name="P37" style:family="paragraph" style:parent-style-name="Text_20_body">
      <style:text-properties style:font-name="Ubuntu Mono" officeooo:rsid="00112a32" officeooo:paragraph-rsid="00112a32"/>
    </style:style>
    <style:style style:name="P38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9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40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41" style:family="paragraph" style:parent-style-name="Text_20_body">
      <style:text-properties style:font-name="Ubuntu Mono" fo:font-size="12pt" officeooo:rsid="001d2ec5" officeooo:paragraph-rsid="001d2ec5" style:font-size-asian="12pt" style:font-size-complex="12pt"/>
    </style:style>
    <style:style style:name="P42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3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4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4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47" style:family="paragraph" style:parent-style-name="Heading_20_1">
      <style:text-properties officeooo:rsid="0010924f" officeooo:paragraph-rsid="0005aa60"/>
    </style:style>
    <style:style style:name="P48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style:font-name="Ubuntu Mono" officeooo:rsid="000ead27"/>
    </style:style>
    <style:style style:name="T8" style:family="text">
      <style:text-properties style:font-name="Ubuntu Mono" officeooo:rsid="000efca7"/>
    </style:style>
    <style:style style:name="T9" style:family="text">
      <style:text-properties style:font-name="Ubuntu Mono" officeooo:rsid="000f51d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021e" style:font-weight-asian="normal" style:font-weight-complex="normal"/>
    </style:style>
    <style:style style:name="T12" style:family="text">
      <style:text-properties officeooo:rsid="0008021e"/>
    </style:style>
    <style:style style:name="T13" style:family="text">
      <style:text-properties officeooo:rsid="000c3720"/>
    </style:style>
    <style:style style:name="T14" style:family="text">
      <style:text-properties officeooo:rsid="000ead27"/>
    </style:style>
    <style:style style:name="T15" style:family="text">
      <style:text-properties style:font-name="Arial" fo:font-size="11pt"/>
    </style:style>
    <style:style style:name="T16" style:family="text">
      <style:text-properties style:font-name="Arial" fo:font-size="11pt" fo:font-style="normal" fo:font-weight="normal"/>
    </style:style>
    <style:style style:name="T17" style:family="text">
      <style:text-properties officeooo:rsid="00153a6e"/>
    </style:style>
    <style:style style:name="T18" style:family="text">
      <style:text-properties officeooo:rsid="00153bba"/>
    </style:style>
    <style:style style:name="T19" style:family="text">
      <style:text-properties officeooo:rsid="001730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>DA Lab <text:span text:style-name="T1">3</text:span></text:p>
      <text:p text:style-name="P28"><text:span text:style-name="T1">Time Series </text:span>Analysis of <text:span text:style-name="T2">Death Due to Lung Cancer</text:span><text:span text:style-name="T1"> </text:span>Dataset</text:p>
      <text:h text:style-name="P47" text:outline-level="1">Name: Dheeraj Chaudhary</text:h>
      <text:h text:style-name="P47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27"><text:s text:c="6"/><text:span text:style-name="T4">Jan <text:s/>Feb <text:s/>Mar <text:s/>Apr <text:s/>May <text:s/>Jun <text:s/>Jul <text:s/>Aug <text:s/>Sep <text:s/>Oct <text:s/>Nov <text:s/>Dec</text:span></text:p>
      <text:p text:style-name="P16">1974 2134 1863 1877 1877 1492 1249 1280 1131 1209 1492 1621 1846</text:p>
      <text:p text:style-name="P16">1975 2103 2137 2153 1833 1403 1288 1186 1133 1053 1347 1545 2066</text:p>
      <text:p text:style-name="P16">1976 2020 2750 2283 1479 1189 1160 1113 <text:s/>970 <text:s/>999 1208 1467 2059</text:p>
      <text:p text:style-name="P16">1977 2240 1634 1722 1801 1246 1162 1087 1013 <text:s/>959 1179 1229 1655</text:p>
      <text:p text:style-name="P16">1978 2019 2284 1942 1423 1340 1187 1098 1004 <text:s/>970 1140 1110 1812</text:p>
      <text:p text:style-name="P16">1979 2263 1820 1846 1531 1215 1075 1056 <text:s/>975 <text:s/>940 1081 1294 1341</text:p>
      <text:p text:style-name="P6"/>
      <text:p text:style-name="P3">start(mdeaths)</text:p>
      <text:p text:style-name="P17"><text:bookmark text:name="rstudio_console_output2"/>1974 <text:s text:c="3"/>1</text:p>
      <text:p text:style-name="P3"/>
      <text:p text:style-name="P3">end(mdeaths)</text:p>
      <text:p text:style-name="P17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12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11">my_</text:span><text:span text:style-name="T10">Object</text:span>)</text:p>
      <text:p text:style-name="P4">###### OUTPUT </text:p>
      <text:p text:style-name="P18"><text:bookmark text:name="rstudio_console_output4"/>[1] TRU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<text:soft-page-break/>###### PLOT OF MY DATA ########</text:p>
      <text:p text:style-name="P20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19">###### PLOT OF MY DATA with adding a horizontal regression line in the plot ########</text:p>
      <text:p text:style-name="P20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19"/>
      <text:p text:style-name="P19"/>
      <text:p text:style-name="P19"/>
      <text:p text:style-name="P19"/>
      <text:p text:style-name="P19"><text:soft-page-break/>#################### PLOT OF YEARLY MEAN VALUES ARE #############</text:p>
      <text:p text:style-name="P20">plot(aggregate(<text:span text:style-name="T6">my_</text:span><text:span text:style-name="T5">Object</text:span>,FUN = mean))</text:p>
      <text:p text:style-name="P2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20">boxplot(time_series1~cycle(time_series1),xlab="Month",ylab = "Deaths",main = "Death from lung disease")</text:p>
      <text:p text:style-name="P20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20"/>
      <text:p text:style-name="P20"/>
      <text:p text:style-name="P21"><text:soft-page-break/>################ DECOMPOSING THE ABOVE TIME SERIES USING STL FUNCTIONS ##########</text:p>
      <text:p text:style-name="P21"/>
      <text:p text:style-name="P21">stlts &lt;- stl(time_series1, s.window = "periodic")</text:p>
      <text:p text:style-name="P21">plot(stlts)</text:p>
      <text:p text:style-name="P21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22">############### PLOTTING TREND GRAPH SEPARATELY #################</text:p>
      <text:p text:style-name="P22">stlts$trend &lt;- stlts$time.series[,2]</text:p>
      <text:p text:style-name="P22">plot(stlts$trend)</text:p>
      <text:p text:style-name="P22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23"><text:soft-page-break/>################# TO CHECK SEASONALITY ######################</text:p>
      <text:p text:style-name="P23">stlts$seasonal &lt;- stlts$time.series[,1]</text:p>
      <text:p text:style-name="P23">plot(stlts$seasonal)</text:p>
      <text:p text:style-name="P23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24">############## RESIDUE AFTER REMOVING THE TREND AND SEASONALITY ##########</text:p>
      <text:p text:style-name="P24"/>
      <text:p text:style-name="P24">stlts$residue &lt;- (time_series1 -(stlts$trend + stlts$seasona))</text:p>
      <text:p text:style-name="P24">plot(stlts$residue,main = "Residue after removing trend and seasonality",col = "<text:span text:style-name="T13">green</text:span>")</text:p>
      <text:p text:style-name="P24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5"><text:soft-page-break/>############## MODEL OF THE DATA USING HOLTWINTER METHOD FOR 75% OF DATA ########</text:p>
      <text:p text:style-name="P25">train &lt;- window(mdeaths,start = c(1974,1) ,end=c(1978,6))</text:p>
      <text:p text:style-name="P25">train</text:p>
      <text:p text:style-name="P25"/>
      <text:p text:style-name="P26">###### OUTPUT </text:p>
      <text:p text:style-name="P8"><text:bookmark text:name="docs-internal-guid-750646e9-7fff-20cd-c1f5-08d811baf0f5"/>      <text:span text:style-name="T16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 </text:p>
      <text:p text:style-name="Text_20_body"><text:line-break/><text:span text:style-name="T14">########### </text:span><text:span text:style-name="T7">SUMMARY </text:span><text:span text:style-name="T8">of MODEL</text:span><text:span text:style-name="T7"> AND PLOT FOR NEXT 25% DATA </text:span><text:span text:style-name="T8">FOR</text:span><text:span text:style-name="T7"> ABOVE HOLTWINTER MODEL</text:span></text:p>
      <text:p text:style-name="P34">fchw &lt;- hw(train, seasonal = "additive", h = 18)</text:p>
      <text:p text:style-name="P34">summary(fchw)</text:p>
      <text:p text:style-name="P42"><text:bookmark text:name="docs-internal-guid-25e6ccc9-7fff-a882-f065-08db2c4c6729"/>Forecast method: Holt-Winters' additive method</text:p>
      <text:p text:style-name="Text_20_body"/>
      <text:p text:style-name="P15">Model Information:</text:p>
      <text:p text:style-name="P15">Holt-Winters' additive method </text:p>
      <text:p text:style-name="Text_20_body"/>
      <text:p text:style-name="P15">Call:</text:p>
      <text:p text:style-name="P14"> <text:span text:style-name="T16">hw(y = train, h = 18, seasonal = "additive") </text:span></text:p>
      <text:p text:style-name="Text_20_body"/>
      <text:p text:style-name="P14">  <text:span text:style-name="T16">Smoothing parameters:</text:span></text:p>
      <text:p text:style-name="P14">    <text:span text:style-name="T16">alpha = 1e-04 </text:span></text:p>
      <text:p text:style-name="P14">    <text:span text:style-name="T16">beta  = 1e-04 </text:span></text:p>
      <text:p text:style-name="P14">    <text:span text:style-name="T16">gamma = 2e-04 </text:span></text:p>
      <text:p text:style-name="Text_20_body"/>
      <text:p text:style-name="P14">  <text:span text:style-name="T16">Initial states:</text:span></text:p>
      <text:p text:style-name="P14">    <text:span text:style-name="T16">l = 1618.6168 </text:span></text:p>
      <text:p text:style-name="P14">    <text:span text:style-name="T16">b = -3.2349 </text:span></text:p>
      <text:p text:style-name="P14">    <text:span text:style-name="T16">s = 369.3278 -68.9199 -225.7441 -502.8133 -474.9254 -366.2004</text:span></text:p>
      <text:p text:style-name="P14">           <text:span text:style-name="T16">-307.6114 -236.3283 158.7177 504.9388 617.2867 532.2718</text:span></text:p>
      <text:p text:style-name="Text_20_body"/>
      <text:p text:style-name="P14">  <text:span text:style-name="T16">sigma:  192.1291</text:span></text:p>
      <text:p text:style-name="Text_20_body"/>
      <text:p text:style-name="P14">     <text:span text:style-name="T16">AIC     AICc   BIC </text:span></text:p>
      <text:p text:style-name="P15">798.3117 815.3117 832.1245 </text:p>
      <text:p text:style-name="Text_20_body"/>
      <text:p text:style-name="P15">Error measures:</text:p>
      <text:p text:style-name="P14">                   <text:span text:style-name="T16">ME     RMSE   MAE   MPE MAPE     MASE ACF1</text:span></text:p>
      <text:p text:style-name="P15">Training set 4.543167 161.1714 110.868 -0.3603639 6.606394 0.572891 0.192809</text:p>
      <text:p text:style-name="Text_20_body"/>
      <text:p text:style-name="P15"><text:soft-page-break/>Forecasts:</text:p>
      <text:p text:style-name="P14">         <text:span text:style-name="T16">Point Forecast     Lo 80 Hi 80 Lo 95    Hi 95</text:span></text:p>
      <text:p text:style-name="P15">Jul 1978      1076.0085 829.7852 1322.232  699.4424 1452.575</text:p>
      <text:p text:style-name="P15">Aug 1978       964.0788 717.8555 1210.302  587.5127 1340.645</text:p>
      <text:p text:style-name="P15">Sep 1978       932.9994 686.7760 1179.223  556.4332 1309.565</text:p>
      <text:p text:style-name="P15">Oct 1978      1206.8411 960.6177 1453.064  830.2749 1583.407</text:p>
      <text:p text:style-name="P15">Nov 1978      1360.4591 1114.2357 1606.683  983.8929 1737.025</text:p>
      <text:p text:style-name="P15">Dec 1978      1795.5011 1549.2776 2041.725 1418.9348 2172.067</text:p>
      <text:p text:style-name="P15">Jan 1979      1955.2547 1709.0312 2201.478 1578.6884 2331.821</text:p>
      <text:p text:style-name="P15">Feb 1979      2037.0099 1790.7863 2283.234 1660.4434 2413.576</text:p>
      <text:p text:style-name="P15">Mar 1979      1921.4300 1675.2063 2167.654 1544.8634 2297.997</text:p>
      <text:p text:style-name="P15">Apr 1979      1572.0339 1325.8100 1818.258 1195.4670 1948.601</text:p>
      <text:p text:style-name="P15">May 1979      1173.8253 927.6013 1420.049  797.2582 1550.392</text:p>
      <text:p text:style-name="P15">Jun 1979      1099.2835 853.0594 1345.508  722.7162 1475.851</text:p>
      <text:p text:style-name="P15">Jul 1979      1037.4852 791.2608 1283.710  660.9174 1414.053</text:p>
      <text:p text:style-name="P15">Aug 1979       925.5555 679.3308 1171.780  548.9874 1302.124</text:p>
      <text:p text:style-name="P15">Sep 1979       894.4761 648.2511 1140.701  517.9075 1271.045</text:p>
      <text:p text:style-name="P15">Oct 1979      1168.3178 922.0925 1414.543  791.7488 1544.887</text:p>
      <text:p text:style-name="P15">Nov 1979      1321.9358 1075.7102 1568.161  945.3663 1698.505</text:p>
      <text:p text:style-name="P15">Dec 1979      1756.9778 1510.7518 2003.204 1380.4076 2133.548</text:p>
      <text:p text:style-name="P15"/>
      <text:p text:style-name="P9"><text:span text:style-name="T8">############### FORECAST PLOT FOR NEXT 25% DATA </text:span><text:span text:style-name="T9">################</text:span></text:p>
      <text:p text:style-name="P35">autoplot(fchw)</text:p>
      <text:p text:style-name="P34"/>
      <text:p text:style-name="P34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10"><text:soft-page-break/><text:span text:style-name="T7">#</text:span><text:span text:style-name="T5">############## PREDICTED VALUE ALONG WITH THE ACTUAL VALUE ######</text:span></text:p>
      <text:p text:style-name="P34">act_value = tail(time_series1,18)</text:p>
      <text:p text:style-name="P34">df = data.frame( fchw , tail(time_series1,18))</text:p>
      <text:p text:style-name="P34">X = time(act_value)</text:p>
      <text:p text:style-name="P34">fore = df$Point.Forecast</text:p>
      <text:p text:style-name="P12"><text:span text:style-name="T7">f</text:span><text:span text:style-name="T5">ore </text:span></text:p>
      <text:p text:style-name="P36">##### OUTPUT</text:p>
      <text:p text:style-name="P7"><text:bookmark text:name="docs-internal-guid-277dd0d3-7fff-8183-cfb5-19573afca0e2"/><text:span text:style-name="T5"> </text:span><text:span text:style-name="T16">[1] 1076.0085  964.0788 932.9994 1206.8411 1360.4591 1795.5011 1955.2547 2037.0099 1921.4300 1572.0339 1173.8253 1099.2835 1037.4852</text:span></text:p>
      <text:p text:style-name="P15">[14]  925.5555  894.4761 1168.3178 1321.9358 1756.9778</text:p>
      <text:p text:style-name="Text_20_body"/>
      <text:p text:style-name="P34">actu = df$tail.time_series1..18.</text:p>
      <text:p text:style-name="P12"><text:span text:style-name="T7">A</text:span><text:span text:style-name="T5">ctu</text:span></text:p>
      <text:p text:style-name="P36">###### OUTPUT</text:p>
      <text:p text:style-name="P7"><text:bookmark text:name="docs-internal-guid-ac930743-7fff-2ebf-8c28-10661a81b98e"/><text:span text:style-name="T5">      </text:span><text:span text:style-name="T16">Jan  Feb Mar  Apr May Jun  Jul Aug Sep Oct  Nov Dec</text:span></text:p>
      <text:p text:style-name="P15">1978                               1098 1004 970 1140 1110 1812</text:p>
      <text:p text:style-name="P15">1979 2263 1820 1846 1531 1215 1075 1056  975 940 1081 1294 1341</text:p>
      <text:p text:style-name="P13"/>
      <text:p text:style-name="P34">dfplt = as.data.frame(data.frame(fore,actu))</text:p>
      <text:p text:style-name="P12"><text:span text:style-name="T7">d</text:span><text:span text:style-name="T5">fplt</text:span></text:p>
      <text:p text:style-name="P36">###### OUTPUT</text:p>
      <text:p text:style-name="P7"><text:bookmark text:name="docs-internal-guid-6c8c4757-7fff-258c-5b12-5ac4f30e1cbc"/><text:span text:style-name="T5">        </text:span><text:span text:style-name="T16">fore actu</text:span></text:p>
      <text:p text:style-name="P15">1  1076.0085 1098</text:p>
      <text:p text:style-name="P15">2   964.0788 1004</text:p>
      <text:p text:style-name="P15">3   932.9994  970</text:p>
      <text:p text:style-name="P15">4  1206.8411 1140</text:p>
      <text:p text:style-name="P15">5  1360.4591 1110</text:p>
      <text:p text:style-name="P15">6  1795.5011 1812</text:p>
      <text:p text:style-name="P15">7  1955.2547 2263</text:p>
      <text:p text:style-name="P15">8  2037.0099 1820</text:p>
      <text:p text:style-name="P15">9  1921.4300 1846</text:p>
      <text:p text:style-name="P15">10 1572.0339 1531</text:p>
      <text:p text:style-name="P15">11 1173.8253 1215</text:p>
      <text:p text:style-name="P15">12 1099.2835 1075</text:p>
      <text:p text:style-name="P15">13 1037.4852 1056</text:p>
      <text:p text:style-name="P15">14  925.5555  975</text:p>
      <text:p text:style-name="P15">15  894.4761  940</text:p>
      <text:p text:style-name="P15">16 1168.3178 1081</text:p>
      <text:p text:style-name="P15">17 1321.9358 1294</text:p>
      <text:p text:style-name="P15">18 1756.9778 1341</text:p>
      <text:p text:style-name="Text_20_body"><text:line-break/></text:p>
      <text:p text:style-name="P34"><text:soft-page-break/>ggplot(dfplt,aes(X))+</text:p>
      <text:p text:style-name="P34"><text:s text:c="2"/>geom_line(aes(y=dfplt$fore),colour = "blue")+</text:p>
      <text:p text:style-name="P34"><text:s text:c="2"/>geom_line(aes(y=dfplt$actu),colour = "black") + xlab("Time") + ylab("Deaths") + </text:p>
      <text:p text:style-name="P34"><text:s text:c="2"/>ggtitle("Predicted(blue) and actual (black) values graph")</text:p>
      <text:p text:style-name="P34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11"><text:span text:style-name="T7">#</text:span><text:span text:style-name="T5">############## RMS ERROR BETWEEN PREDICTED AND ACTUAL VALUE #############</text:span></text:p>
      <text:p text:style-name="P37">rmse(df$Point.Forecast,df$tail.time_series1..18.)</text:p>
      <text:p text:style-name="P30"><text:bookmark text:name="docs-internal-guid-8249c295-7fff-9472-cf83-0acf7bbed9d7"/>#### OUTPUT</text:p>
      <text:p text:style-name="P30"/>
      <text:p text:style-name="P31"><text:s/>[1] 150.6795</text:p>
      <text:p text:style-name="P37"/>
      <text:p text:style-name="P36">################ <text:s/>TUNI<text:span text:style-name="T17">N</text:span>G THE MODEL BY MODIFYING THE VALUE OF ALPHA, BETA, AND GAMMA #####</text:p>
      <text:p text:style-name="P36">hw_modelt &lt;- HoltWinters(train,alpha = "0.1" ,beta = "0.1" ,gamma = "0.4" )</text:p>
      <text:p text:style-name="P36">model.predict &lt;- predict(hw_modelt,n.ahead = 18)</text:p>
      <text:p text:style-name="P36">round(model.predict)</text:p>
      <text:p text:style-name="P36">##### OUTPUT</text:p>
      <text:p text:style-name="P7"><text:bookmark text:name="docs-internal-guid-3eb11550-7fff-b55c-d024-092d8adfa2fe"/><text:span text:style-name="T5">   </text:span><text:span text:style-name="T16">Jan  Feb Mar  Apr May Jun  Jul Aug Sep Oct  Nov Dec</text:span></text:p>
      <text:p text:style-name="P15">1978                               1032 927 917 1164 1313 1749</text:p>
      <text:p text:style-name="P15">1979 1982 2048 1873 1508 1203 1088  995 889 880 1126 1276 1712</text:p>
      <text:p text:style-name="Text_20_body"/>
      <text:p text:style-name="P36">p_values= model.predict</text:p>
      <text:p text:style-name="P36">act_value = tail(time_series1,18)</text:p>
      <text:p text:style-name="P36"><text:soft-page-break/>rmse(act_value,p_values)</text:p>
      <text:p text:style-name="P36">#### OUTPUT</text:p>
      <text:p text:style-name="P30"><text:bookmark text:name="docs-internal-guid-c91a5f4f-7fff-1c5d-3810-1accdc4569db"/>[1] 138.5872</text:p>
      <text:p text:style-name="P30"/>
      <text:p text:style-name="P48">############## MODEL OF THE DATA USING <text:span text:style-name="T18">ARIMA</text:span> METHOD FOR 75% OF DATA ########</text:p>
      <text:p text:style-name="P32">train &lt;- window(mdeaths,start = c(1974,1) ,end=c(1978,6))</text:p>
      <text:p text:style-name="P32">train</text:p>
      <text:p text:style-name="P33">######## OUTPUT </text:p>
      <text:p text:style-name="P43"><text:bookmark text:name="docs-internal-guid-513da19d-7fff-9dd6-84b9-343faef8bc1f"/>      <text:span text:style-name="T15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      </text:p>
      <text:p text:style-name="Text_20_body"/>
      <text:p text:style-name="P32">model = auto.arima(train)</text:p>
      <text:p text:style-name="P32">model</text:p>
      <text:p text:style-name="P32"/>
      <text:p text:style-name="P33">########## OUTPUT</text:p>
      <text:p text:style-name="P44"><text:bookmark text:name="docs-internal-guid-cd27d90d-7fff-0acc-f26d-05a466d04ecc"/>Series: train </text:p>
      <text:p text:style-name="P15">ARIMA(0,0,2)(1,1,0)[12] with drift </text:p>
      <text:p text:style-name="Text_20_body"/>
      <text:p text:style-name="P15">Coefficients:</text:p>
      <text:p text:style-name="P14">         <text:span text:style-name="T16">ma1      ma2 sar1    drift</text:span></text:p>
      <text:p text:style-name="P14">      <text:span text:style-name="T16">0.2757  -0.3298 -0.5996  -4.7405</text:span></text:p>
      <text:p text:style-name="P15">s.e.  0.1750   0.1997 0.1195   1.8286</text:p>
      <text:p text:style-name="Text_20_body"/>
      <text:p text:style-name="P15">sigma^2 estimated as 47385:  log likelihood=-286.47</text:p>
      <text:p text:style-name="P15">AIC=582.95   AICc=584.62 BIC=591.64</text:p>
      <text:p text:style-name="Text_20_body"><text:line-break/></text:p>
      <text:p text:style-name="P38">############# PREDICTED <text:span text:style-name="T19">OUTPUT</text:span> FOR NEXT 25% #######################</text:p>
      <text:p text:style-name="P38"># Q14 - Predict for next 25% data </text:p>
      <text:p text:style-name="P38">p &lt;- forecast(model, h = 18)</text:p>
      <text:p text:style-name="P38">p</text:p>
      <text:p text:style-name="P41">######## OUTPUT</text:p>
      <text:p text:style-name="P44"><text:bookmark text:name="docs-internal-guid-776d46f0-7fff-7d1e-8d8c-35da610b27d6"/>Point Forecast     Lo 80 Hi 80 Lo 95    Hi 95</text:p>
      <text:p text:style-name="P15">Jul 1978       937.5533 658.5834 1216.523  510.9057 1364.201</text:p>
      <text:p text:style-name="P15">Aug 1978       889.9089 600.5321 1179.286  447.3453 1332.472</text:p>
      <text:p text:style-name="P15">Sep 1978       891.9903 588.3411 1195.639  427.5990 1356.382</text:p>
      <text:p text:style-name="P15">Oct 1978      1105.3951 801.7460 1409.044  641.0038 1569.786</text:p>
      <text:p text:style-name="P15">Nov 1978      1280.7029 977.0538 1584.352  816.3116 1745.094</text:p>
      <text:p text:style-name="P15">Dec 1978      1806.2297 1502.5805 2109.879 1341.8384 2270.621</text:p>
      <text:p text:style-name="P15">Jan 1979      2060.5104 1756.8613 2364.160 1596.1191 2524.902</text:p>
      <text:p text:style-name="P15">Feb 1979      1803.2946 1499.6455 2106.944 1338.9033 2267.686</text:p>
      <text:p text:style-name="P15">Mar 1979      1719.1050 1415.4558 2022.754 1254.7137 2183.496</text:p>
      <text:p text:style-name="P15"><text:soft-page-break/>Apr 1979      1558.6412 1254.9920 1862.290 1094.2499 2023.032</text:p>
      <text:p text:style-name="P15">May 1979      1192.6494 889.0002 1496.299  728.2581 1657.041</text:p>
      <text:p text:style-name="P15">Jun 1979      1081.0189 777.3698 1384.668  616.6276 1545.410</text:p>
      <text:p text:style-name="P15">Jul 1979       936.1633 612.6171 1259.710  441.3421 1430.985</text:p>
      <text:p text:style-name="P15">Aug 1979       872.7172 547.7086 1197.726  375.6594 1369.775</text:p>
      <text:p text:style-name="P15">Sep 1979       841.1745 514.0845 1168.264  340.9336 1341.415</text:p>
      <text:p text:style-name="P15">Oct 1979      1058.5335 731.4436 1385.623  558.2926 1558.774</text:p>
      <text:p text:style-name="P15">Nov 1979      1158.7119 831.6220 1485.802  658.4710 1658.953</text:p>
      <text:p text:style-name="P15">Dec 1979      1624.5665 1297.4766 1951.656 1124.3256 2124.807</text:p>
      <text:p text:style-name="Text_20_body"/>
      <text:p text:style-name="P38">plot(mdeaths)</text:p>
      <text:p text:style-name="P38">plot(p)</text:p>
      <text:p text:style-name="P38">predicted = data.frame(p)</text:p>
      <text:p text:style-name="P38">arima_act_values = tail(time_series1,18)</text:p>
      <text:p text:style-name="P38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8"/>
      <text:p text:style-name="P39">################# PLOTTING PREDICTED AND ACTUAL VALUES ##############</text:p>
      <text:p text:style-name="P39"><text:soft-page-break/>X = time(arima_act_values)</text:p>
      <text:p text:style-name="P39">arima_df &lt;- as.data.frame(data.frame(X,predicted$Point.Forecast,arima_act_values))</text:p>
      <text:p text:style-name="P39">ggplot(arima_df,aes(X))+</text:p>
      <text:p text:style-name="P39"><text:s text:c="2"/>geom_line(aes(y=predicted$Point.Forecast),colour="green")+</text:p>
      <text:p text:style-name="P39"><text:s text:c="2"/>geom_line(aes(y=arima_act_values),colour = "black") + xlab("Time") + ylab("Deaths")+</text:p>
      <text:p text:style-name="P39"><text:s text:c="2"/>ggtitle("Predicted(green) and actual (black) values graph")</text:p>
      <text:p text:style-name="P39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40"><text:span text:style-name="T14">############ RMS ERROR BETWEEN PREDICTED AND ACTUAL VALUE USING ARIMA MODEL ###########</text:span></text:p>
      <text:p text:style-name="P40">rmse(arima_act_values,predicted$Point.Forecas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4:40:49.990833378</dc:date>
    <meta:editing-duration>PT1H8M15S</meta:editing-duration>
    <meta:editing-cycles>26</meta:editing-cycles>
    <meta:generator>LibreOffice/6.0.7.3$Linux_X86_64 LibreOffice_project/00m0$Build-3</meta:generator>
    <meta:document-statistic meta:table-count="0" meta:image-count="12" meta:object-count="0" meta:page-count="12" meta:paragraph-count="222" meta:word-count="1208" meta:character-count="9141" meta:non-whitespace-character-count="7595"/>
  </office:meta>
</office:document-meta>
</file>